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D1A7CD0A7CBB7BF.png" manifest:media-type="image/png"/>
  <manifest:file-entry manifest:full-path="Pictures/100002010000064000000384389ADBC47C57351A.png" manifest:media-type="image/png"/>
  <manifest:file-entry manifest:full-path="Pictures/1000020100000640000003849C56BF16BFE0476E.png" manifest:media-type="image/png"/>
  <manifest:file-entry manifest:full-path="Pictures/100002010000064000000384638F97A801B7C642.png" manifest:media-type="image/png"/>
  <manifest:file-entry manifest:full-path="Pictures/100002010000064000000384D3F6E78BD47DE18C.png" manifest:media-type="image/png"/>
  <manifest:file-entry manifest:full-path="Pictures/100002010000064000000384E309E42719D4E442.png" manifest:media-type="image/png"/>
  <manifest:file-entry manifest:full-path="Pictures/1000020100000640000003844882ED92449998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b98" officeooo:paragraph-rsid="001fdb98"/>
    </style:style>
    <style:style style:name="T1" style:family="text">
      <style:text-properties officeooo:rsid="001fdb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3.336cm, 18.3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9.717cm, 4.74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7.542cm, 10.1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20.112cm, 16.7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11.781cm, 15.1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3.664cm, 12.65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0.639cm, 10.86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<text:tab/>EXPERIMENT 1</text:span></text:p>
      <text:p text:style-name="Standard"/>
      <text:p text:style-name="Standard"/>
      <text:p text:style-name="P1">1)</text:p>
      <text:p text:style-name="P1"><text:tab/></text:p>
      <text:p text:style-name="P1"><text:tab/><draw:frame draw:style-name="fr7" draw:name="Image1" text:anchor-type="char" svg:x="-0.736cm" svg:y="0.212cm" svg:width="18.075cm" svg:height="10.783cm" draw:z-index="0"><draw:image xlink:href="Pictures/1000020100000640000003844882ED9244999840.png" xlink:type="simple" xlink:show="embed" xlink:actuate="onLoad" loext:mime-type="image/png"/></draw:frame> <text:s text:c="3"/></text:p>
      <text:p text:style-name="P1"/>
      <text:p text:style-name="P1">2)</text:p>
      <text:p text:style-name="P1"><draw:frame draw:style-name="fr6" draw:name="Image2" text:anchor-type="char" svg:x="0.268cm" svg:y="0.497cm" svg:width="16.462cm" svg:height="9.906cm" draw:z-index="1"><draw:image xlink:href="Pictures/100002010000064000000384E309E42719D4E442.png" xlink:type="simple" xlink:show="embed" xlink:actuate="onLoad" loext:mime-type="image/png"/></draw:frame>\</text:p>
      <text:p text:style-name="P1"/>
      <text:p text:style-name="P1"><draw:frame draw:style-name="fr5" draw:name="Image3" text:anchor-type="char" svg:width="16.279cm" svg:height="8.532cm" draw:z-index="2"><draw:image xlink:href="Pictures/100002010000064000000384D3F6E78BD47DE18C.png" xlink:type="simple" xlink:show="embed" xlink:actuate="onLoad" loext:mime-type="image/png"/></draw:frame><text:soft-page-break/><text:s/></text:p>
      <text:p text:style-name="P1"/>
      <text:p text:style-name="P1">3)</text:p>
      <text:p text:style-name="P1"/>
      <text:p text:style-name="P1"><draw:frame draw:style-name="fr4" draw:name="Image4" text:anchor-type="char" svg:width="16.163cm" svg:height="8.715cm" draw:z-index="3"><draw:image xlink:href="Pictures/100002010000064000000384638F97A801B7C642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)</text:p>
      <text:p text:style-name="P1"><draw:frame draw:style-name="fr3" draw:name="Image5" text:anchor-type="char" svg:x="-0.228cm" svg:y="0.704cm" svg:width="17.006cm" svg:height="9.352cm" draw:z-index="4"><draw:image xlink:href="Pictures/1000020100000640000003849C56BF16BFE0476E.png" xlink:type="simple" xlink:show="embed" xlink:actuate="onLoad" loext:mime-type="image/png"/></draw:frame><text:s text:c="2"/></text:p>
      <text:p text:style-name="P1"/>
      <text:p text:style-name="P1"/>
      <text:p text:style-name="P1">5)</text:p>
      <text:p text:style-name="P1"/>
      <text:p text:style-name="P1"><draw:frame draw:style-name="fr2" draw:name="Image6" text:anchor-type="char" svg:width="16.842cm" svg:height="11.142cm" draw:z-index="5"><draw:image xlink:href="Pictures/100002010000064000000384389ADBC47C57351A.png" xlink:type="simple" xlink:show="embed" xlink:actuate="onLoad" loext:mime-type="image/png"/></draw:frame><text:s/></text:p>
      <text:p text:style-name="P1"/>
      <text:p text:style-name="P1"/>
      <text:p text:style-name="P1"/>
      <text:p text:style-name="P1"><draw:frame draw:style-name="fr1" draw:name="Image7" text:anchor-type="char" svg:width="16.459cm" svg:height="7.685cm" draw:z-index="6"><draw:image xlink:href="Pictures/1000020100000640000003846D1A7CD0A7CBB7B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3:50:18.185656079</meta:creation-date>
    <dc:date>2022-05-24T14:02:52.967073289</dc:date>
    <meta:editing-duration>PT12M35S</meta:editing-duration>
    <meta:editing-cycles>1</meta:editing-cycles>
    <meta:document-statistic meta:table-count="0" meta:image-count="7" meta:object-count="0" meta:page-count="4" meta:paragraph-count="13" meta:word-count="8" meta:character-count="39" meta:non-whitespace-character-count="22"/>
    <meta:generator>LibreOffice/6.4.7.2$Linux_X86_64 LibreOffice_project/40$Build-2</meta:generator>
  </office:meta>
</office:document-meta>
</file>